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bf9a7" officeooo:paragraph-rsid="000bf9a7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bold" officeooo:paragraph-rsid="0002a7d3" style:font-size-asian="20pt" style:font-size-complex="20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2a7d3" style:font-size-asian="20pt" style:font-size-complex="20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16213" style:font-size-asian="20pt" style:font-size-complex="20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3d268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44133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7c4af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2a7d3" style:letter-kerning="false" style:font-size-asian="20pt" style:font-size-complex="20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16213" style:letter-kerning="false" style:font-size-asian="20pt" style:font-size-complex="20pt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3d268" style:letter-kerning="false" style:font-size-asian="20pt" style:font-size-complex="20pt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92f18" style:letter-kerning="false" style:font-size-asian="20pt" style:font-size-complex="20p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bf9a7" style:letter-kerning="false" style:font-size-asian="20pt" style:font-size-complex="20pt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cd51b" style:letter-kerning="false" style:font-size-asian="20pt" style:font-size-complex="20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dee09" style:letter-kerning="false" style:font-size-asian="20pt" style:font-size-complex="20pt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1545d" style:letter-kerning="false" style:font-size-asian="20pt" style:font-size-complex="20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3d268" style:letter-kerning="false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092f18" style:letter-kerning="false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1545d" style:letter-kerning="false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style:font-name="Courier New" fo:font-size="20pt" officeooo:paragraph-rsid="00016213" style:font-size-asian="20pt" style:font-size-complex="20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92f18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dee09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1545d"/>
    </style:style>
    <style:style style:name="P23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030303" loext:opacity="100%" style:font-name="Courier New" fo:font-size="20pt" fo:letter-spacing="normal" fo:font-style="normal" fo:font-weight="normal" officeooo:paragraph-rsid="00016213" style:font-size-asian="20pt" style:font-size-complex="20pt"/>
    </style:style>
    <style:style style:name="P24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92f18" style:letter-kerning="false" style:font-size-asian="20pt" style:font-size-complex="20pt"/>
    </style:style>
    <style:style style:name="P25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dee09" style:letter-kerning="false" style:font-size-asian="20pt" style:font-size-complex="20pt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16213" style:letter-kerning="false" style:font-size-asian="20pt" style:font-size-complex="20pt"/>
    </style:style>
    <style:style style:name="T1" style:family="text">
      <style:text-properties fo:color="#040404" loext:opacity="100%" style:text-outline="false" style:letter-kerning="false"/>
    </style:style>
    <style:style style:name="T2" style:family="text">
      <style:text-properties fo:color="#040404" loext:opacity="100%" style:text-outline="false" style:letter-kerning="false" style:font-weight-asian="bold" style:font-weight-complex="bold"/>
    </style:style>
    <style:style style:name="T3" style:family="text">
      <style:text-properties fo:color="#040404" loext:opacity="100%" style:text-outline="false" officeooo:rsid="0002a7d3" style:letter-kerning="false"/>
    </style:style>
    <style:style style:name="T4" style:family="text">
      <style:text-properties fo:color="#040404" loext:opacity="100%" style:text-outline="false" officeooo:rsid="0003d268" style:letter-kerning="false"/>
    </style:style>
    <style:style style:name="T5" style:family="text">
      <style:text-properties fo:color="#040404" loext:opacity="100%" style:text-outline="false" fo:font-weight="normal" style:letter-kerning="false"/>
    </style:style>
    <style:style style:name="T6" style:family="text">
      <style:text-properties fo:color="#040404" loext:opacity="100%" style:text-outline="false" fo:font-weight="bold" style:letter-kerning="false" style:font-weight-asian="bold" style:font-weight-complex="bold"/>
    </style:style>
    <style:style style:name="T7" style:family="text">
      <style:text-properties fo:color="#040404" loext:opacity="100%" style:text-outline="false" fo:font-weight="bold" officeooo:rsid="0007c4af" style:letter-kerning="false" style:font-weight-asian="bold" style:font-weight-complex="bold"/>
    </style:style>
    <style:style style:name="T8" style:family="text">
      <style:text-properties fo:color="#040404" loext:opacity="100%" style:text-outline="false" fo:font-weight="bold" officeooo:rsid="0003d268" style:letter-kerning="false" style:font-weight-asian="bold" style:font-weight-complex="bold"/>
    </style:style>
    <style:style style:name="T9" style:family="text">
      <style:text-properties fo:color="#040404" loext:opacity="100%" style:text-outline="false" fo:font-weight="bold" officeooo:rsid="00044133" style:letter-kerning="false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545d" style:font-weight-asian="bold" style:font-weight-complex="bold"/>
    </style:style>
    <style:style style:name="T12" style:family="text">
      <style:text-properties officeooo:rsid="000dee09"/>
    </style:style>
    <style:style style:name="T13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normal" style:letter-kerning="false" style:font-size-asian="20pt" style:font-size-complex="20pt"/>
    </style:style>
    <style:style style:name="T14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rsid="000dee09" style:letter-kerning="false" style:font-size-asian="20pt" style:font-size-complex="20pt"/>
    </style:style>
    <style:style style:name="T15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rsid="000f6f22" style:letter-kerning="false" style:font-size-asian="20pt" style:font-size-complex="20pt"/>
    </style:style>
    <style:style style:name="T16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bold" style:letter-kerning="false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rsid="0011545d" style:letter-kerning="false" style:font-size-asian="20pt" style:font-weight-asian="bold" style:font-size-complex="20pt" style:font-weight-complex="bold"/>
    </style:style>
    <style:style style:name="T18" style:family="text">
      <style:text-properties officeooo:rsid="000f6f22"/>
    </style:style>
    <style:style style:name="T19" style:family="text">
      <style:text-properties officeooo:rsid="0011545d"/>
    </style:style>
    <style:style style:name="T20" style:family="text">
      <style:text-properties officeooo:rsid="0011c9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Swaravali: 1 </text:span><text:span text:style-name="T5">Speed: </text:span><text:span text:style-name="T2">1</text:span></text:p>
      <text:p text:style-name="P8">S R G M | P D | N Ṡ || </text:p>
      <text:p text:style-name="P8">Ṡ N D P | M G | R S ||</text:p>
      <text:p text:style-name="P9"/>
      <text:p text:style-name="P3"><text:span text:style-name="T1">Swaravali: </text:span><text:span text:style-name="T3">1 </text:span><text:span text:style-name="T1">Speed: </text:span><text:span text:style-name="T6">2</text:span></text:p>
      <text:p text:style-name="P9">SR GM PD NṠ | ṠN DP | MG RS ||</text:p>
      <text:p text:style-name="P9"/>
      <text:p text:style-name="P3"><text:span text:style-name="T1">Swaravali: </text:span><text:span text:style-name="T3">1 </text:span><text:span text:style-name="T1">Speed: </text:span><text:span text:style-name="T6">3</text:span></text:p>
      <text:p text:style-name="P9">SRGM PDNṠ ṠNDP MGRS | SRGM PDNṠ | ṠNDP MGRS||</text:p>
      <text:p text:style-name="P9"/>
      <text:p text:style-name="P2"><text:span text:style-name="T2">Swaravali: 2 </text:span><text:span text:style-name="T5">Speed: </text:span><text:span text:style-name="T2">1</text:span></text:p>
      <text:p text:style-name="P8">S R S R | S R | G M || </text:p>
      <text:p text:style-name="P8">S R G M | P D | N Ṡ ||</text:p>
      <text:p text:style-name="P8">Ṡ N Ṡ N | Ṡ N | D P || </text:p>
      <text:p text:style-name="P8">Ṡ N D P | M G | R S ||</text:p>
      <text:p text:style-name="P9"/>
      <text:p text:style-name="P4"><text:span text:style-name="T1">Swaravali: 2 Speed: </text:span><text:span text:style-name="T6">2</text:span></text:p>
      <text:p text:style-name="P9">SR SR SR GM | SR GM | PD NṠ ||</text:p>
      <text:p text:style-name="P9">ṠN ṠN ṠN DP | ṠN DP | MG RS ||</text:p>
      <text:p text:style-name="P9"/>
      <text:p text:style-name="P4"><text:span text:style-name="T1">Swaravali: 2 Speed: </text:span><text:span text:style-name="T6">3</text:span></text:p>
      <text:p text:style-name="P9">SRSR SRGM <text:s text:c="2"/>SRGM PDNṠ |</text:p>
      <text:p text:style-name="P9">ṠNṠN ṠNDP | ṠNDP MGRS ||</text:p>
      <text:p text:style-name="P4"><text:soft-page-break/><text:span text:style-name="T6">Swaravali: 3</text:span><text:span text:style-name="T1"> Speed: </text:span><text:span text:style-name="T6">1</text:span></text:p>
      <text:p text:style-name="P8">S R G S | R G | S R || </text:p>
      <text:p text:style-name="P8">S R G M | P D | N Ṡ ||</text:p>
      <text:p text:style-name="P8">Ṡ N D Ṡ | N D | Ṡ N || </text:p>
      <text:p text:style-name="P8">Ṡ N D P | M G | R S ||</text:p>
      <text:p text:style-name="P9"/>
      <text:p text:style-name="P4"><text:span text:style-name="T1">Swaravali: 3 Speed: </text:span><text:span text:style-name="T6">2</text:span></text:p>
      <text:p text:style-name="P9">SR GS RG SR | SR GM | PD NṠ ||</text:p>
      <text:p text:style-name="P9">ṠN DṠ ND ṠN | ṠN DP | MG RS ||</text:p>
      <text:p text:style-name="P9"/>
      <text:p text:style-name="P4"><text:span text:style-name="T1">Swaravali: 3 Speed: </text:span><text:span text:style-name="T6">3</text:span></text:p>
      <text:p text:style-name="P9">SRGS RGSR <text:s text:c="2"/>SRGM PDNṠ | ṠNDṠ <text:s/>NDṠN | ṠNDP <text:s/>MGRS ||</text:p>
      <text:p text:style-name="P9"/>
      <text:p text:style-name="P4"><text:span text:style-name="T6">Swaravali: 4</text:span><text:span text:style-name="T1"> Speed: 1</text:span></text:p>
      <text:p text:style-name="P8">S R G M | S R | G M || S R G M | P D | N Ṡ ||</text:p>
      <text:p text:style-name="P8">Ṡ N D P | Ṡ N | D P || Ṡ N D P | M G | R S ||</text:p>
      <text:p text:style-name="P9"/>
      <text:p text:style-name="P9">Swaravali: 4 Speed: 2</text:p>
      <text:p text:style-name="P9">SR GM SR GM | SR GM | PD NṠ ||</text:p>
      <text:p text:style-name="P9">ṠN DP ṠN DP | ṠN DP | MG RS ||</text:p>
      <text:p text:style-name="P9"/>
      <text:p text:style-name="P4"><text:span text:style-name="T1">Swaravali: 4 Speed: </text:span><text:span text:style-name="T6">3</text:span></text:p>
      <text:p text:style-name="P9">SRGM SRGM <text:s text:c="2"/>SRGM PDNṠ | ṠNDP <text:s/>ṠNDP | ṠNDP <text:s/>MGRS ||</text:p>
      <text:p text:style-name="P9"><text:soft-page-break/></text:p>
      <text:p text:style-name="P4"><text:span text:style-name="T6">Swaravali: 5</text:span><text:span text:style-name="T1"> Speed: </text:span><text:span text:style-name="T6">1</text:span></text:p>
      <text:p text:style-name="P8">S R G M | P , | S R || S R G M | P D | N Ṡ ||</text:p>
      <text:p text:style-name="P8">Ṡ N D P | M , | Ṡ N || Ṡ N D P | M G | R S ||</text:p>
      <text:p text:style-name="P9"/>
      <text:p text:style-name="P5"><text:span text:style-name="T1">Swaravali: 5 Speed: </text:span><text:span text:style-name="T8">2</text:span></text:p>
      <text:p text:style-name="P9">SR GM P, SR | SR GM | PD NṠ ||</text:p>
      <text:p text:style-name="P9">ṠN DP M, ṠN | ṠN DP | MG RS ||</text:p>
      <text:p text:style-name="P16"/>
      <text:p text:style-name="P5"><text:span text:style-name="T1">Swaravali: 5 Speed: </text:span><text:span text:style-name="T8">3</text:span></text:p>
      <text:p text:style-name="P9">SRGM <text:s/>P,SR <text:s/>SRGM <text:s/>PDNṠ | ṠNDP <text:s/>M,ṠN | ṠNDP <text:s/>MGRS ||</text:p>
      <text:p text:style-name="P9"/>
      <text:p text:style-name="P19"><text:span text:style-name="T6">Swaravali: 6</text:span><text:span text:style-name="T1"> Speed: </text:span><text:span text:style-name="T6">1</text:span></text:p>
      <text:p text:style-name="P9">S R G M | P D | S R || S R G M | P D | N Ṡ ||</text:p>
      <text:p text:style-name="P9">Ṡ N D P | M G | Ṡ N || Ṡ N D P | M G | R S ||</text:p>
      <text:p text:style-name="P9"/>
      <text:p text:style-name="P5"><text:span text:style-name="T1">Swaravali: 6 Speed: </text:span><text:span text:style-name="T8">2</text:span></text:p>
      <text:p text:style-name="P9">SR GM PD SR | SR GM | PD NṠ||</text:p>
      <text:p text:style-name="P9">ṠN DP MG ṠN | ṠN DP | MG RS ||</text:p>
      <text:p text:style-name="P9"/>
      <text:p text:style-name="P5"><text:span text:style-name="T1">Sw</text:span><text:span text:style-name="T4">a</text:span><text:span text:style-name="T1">ravali: 6 Speed: </text:span><text:span text:style-name="T8">3</text:span></text:p>
      <text:p text:style-name="P9">SRGM PDSR <text:s text:c="2"/>SRGM PDNṠ|</text:p>
      <text:p text:style-name="P9">ṠNDP MGṠN | ṠNDP MGRS ||</text:p>
      <text:p text:style-name="P23"><text:span text:style-name="T6">Swaravali: 7</text:span><text:span text:style-name="T1"> Speed: </text:span><text:span text:style-name="T6">1</text:span></text:p>
      <text:p text:style-name="P10">S R G M | P D | N , || S R G M | P D | N Ṡ ||</text:p>
      <text:p text:style-name="P10">Ṡ N D P | M G | R , || Ṡ N D P | M G | R S ||</text:p>
      <text:p text:style-name="P9"/>
      <text:p text:style-name="P4"><text:span text:style-name="T1">Swaravali: 7 Speed: </text:span><text:span text:style-name="T6">2</text:span></text:p>
      <text:p text:style-name="P9">SR GM PD N, | SR GM | PD NṠ ||</text:p>
      <text:p text:style-name="P9">ṠN DP MG R, | ṠN DP | MG RS ||</text:p>
      <text:p text:style-name="P9"/>
      <text:p text:style-name="P4"><text:span text:style-name="T1">Swaravali: 7 Speed: </text:span><text:span text:style-name="T6">3</text:span></text:p>
      <text:p text:style-name="P9">SRGM PDN, <text:s text:c="2"/>SRGM PDNṠ |</text:p>
      <text:p text:style-name="P9">ṠNDP MGR, | ṠNDP MGRS ||</text:p>
      <text:p text:style-name="P9"/>
      <text:p text:style-name="P4"><text:span text:style-name="T6">Swaravali: 8</text:span><text:span text:style-name="T1"> Speed: </text:span><text:span text:style-name="T6">1</text:span></text:p>
      <text:p text:style-name="P9">S R G M | P M | G R || S R G M | P D | N Ṡ ||</text:p>
      <text:p text:style-name="P9">Ṡ N D P | M P | D N || Ṡ N D P | M G | R S ||</text:p>
      <text:p text:style-name="P9"/>
      <text:p text:style-name="P4"><text:span text:style-name="T1">Swaravali: 8 Speed: </text:span><text:span text:style-name="T6">2</text:span></text:p>
      <text:p text:style-name="P9">SR GM PM GR | SR GM |PD NṠ||</text:p>
      <text:p text:style-name="P9">ṠN DP MP DN | ṠN DP | MG RS ||</text:p>
      <text:p text:style-name="P9"/>
      <text:p text:style-name="P4"><text:span text:style-name="T1">Swaravali: 8 Speed: </text:span><text:span text:style-name="T6">3</text:span></text:p>
      <text:p text:style-name="P9">SRGM PMGR SRGM PDNṠ |</text:p>
      <text:p text:style-name="P9">ṠNDP MPDN | ṠNDP MGRS ||</text:p>
      <text:p text:style-name="P9"><text:soft-page-break/></text:p>
      <text:p text:style-name="P4"><text:span text:style-name="T6">Swaravali: 9</text:span><text:span text:style-name="T1"> Speed: </text:span><text:span text:style-name="T6">1</text:span></text:p>
      <text:p text:style-name="P9">S R G M | P M | D P || S R G M | P D | N Ṡ ||</text:p>
      <text:p text:style-name="P9">Ṡ N D P | M P | G M || Ṡ N D P | M G | R S ||</text:p>
      <text:p text:style-name="P9"/>
      <text:p text:style-name="P7"><text:span text:style-name="T1">Swaravali: 9 Speed: </text:span><text:span text:style-name="T7">2</text:span></text:p>
      <text:p text:style-name="P9">SR GM PM DP | SR GM | PD NṠ ||</text:p>
      <text:p text:style-name="P9">ṠN DP MP GM | ṠN DP | MG RS ||</text:p>
      <text:p text:style-name="P9"/>
      <text:p text:style-name="P4"><text:span text:style-name="T1">Swaravali: 9 Speed: </text:span><text:span text:style-name="T6">3</text:span></text:p>
      <text:p text:style-name="P9">SRGM PMDP SRGM PDNṠ |</text:p>
      <text:p text:style-name="P9">ṠNDP MPGM | ṠNDP MGRS ||</text:p>
      <text:p text:style-name="P9"/>
      <text:p text:style-name="P4"><text:span text:style-name="T6">Swaravali: 10</text:span><text:span text:style-name="T1"> Speed: </text:span><text:span text:style-name="T6">1</text:span></text:p>
      <text:p text:style-name="P9">S R G M | P , | G M || P , , , | P , | , , ||</text:p>
      <text:p text:style-name="P9">G M P M | N D | P M || G M P G | M G | R S ||</text:p>
      <text:p text:style-name="P9"/>
      <text:p text:style-name="P4"><text:span text:style-name="T1">Swaravali: 10 Speed: </text:span><text:span text:style-name="T6">2</text:span></text:p>
      <text:p text:style-name="P9">SR GM P, GM | P, ,, | P, ,, ||</text:p>
      <text:p text:style-name="P9">GM PM ND PM | GM PG | MG RS ||</text:p>
      <text:p text:style-name="P9"/>
      <text:p text:style-name="P4"><text:span text:style-name="T1">Swaravali: 10 Speed: </text:span><text:span text:style-name="T6">3</text:span></text:p>
      <text:p text:style-name="P9">SRGM P,GM P,,, P,,, | GMPM NDPM | GMPG MGRS ||</text:p>
      <text:p text:style-name="P4"><text:soft-page-break/><text:span text:style-name="T6">Swaravali: 11</text:span><text:span text:style-name="T1"> Speed: </text:span><text:span text:style-name="T6">1</text:span></text:p>
      <text:p text:style-name="P9">Ṡ , N D | N , | D P || D , P M | P , | P , ||</text:p>
      <text:p text:style-name="P9">G M P D | N D | P M || G M P G | M G | R S ||</text:p>
      <text:p text:style-name="P9"/>
      <text:p text:style-name="P6"><text:span text:style-name="T1">Swaravali: 11 Speed: </text:span><text:span text:style-name="T9">2</text:span></text:p>
      <text:p text:style-name="P9">Ṡ, ND N, DP | D, PM | P, P, ||</text:p>
      <text:p text:style-name="P9">GM PD ND PM | GM PG | MG RS ||</text:p>
      <text:p text:style-name="P9"/>
      <text:p text:style-name="P6"><text:span text:style-name="T1">Swaravali: 11 Speed: </text:span><text:span text:style-name="T9">3</text:span></text:p>
      <text:p text:style-name="P9">Ṡ,ND N,DP <text:s text:c="2"/>D,PM P,P, |</text:p>
      <text:p text:style-name="P9">GMPD NDPM | GMPG MGRS ||</text:p>
      <text:p text:style-name="P9"/>
      <text:p text:style-name="P4"><text:span text:style-name="T6">Swaravali: 12</text:span><text:span text:style-name="T1"> Speed: </text:span><text:span text:style-name="T6">1</text:span></text:p>
      <text:p text:style-name="P9">Ṡ Ṡ N D | N N | D P || D D P M | P , | P , ||</text:p>
      <text:p text:style-name="P9">G M P D | N D | P M || G M P G | M G | R S ||</text:p>
      <text:p text:style-name="P9"/>
      <text:p text:style-name="P4"><text:span text:style-name="T1">Swaravali: 12 Speed: </text:span><text:span text:style-name="T6">2</text:span></text:p>
      <text:p text:style-name="P9">ṠṠ ND NN DP | DD PM | P, P, ||</text:p>
      <text:p text:style-name="P9">GM PD ND PM | GM PG | MG RS ||</text:p>
      <text:p text:style-name="P9"/>
      <text:p text:style-name="P4"><text:span text:style-name="T1">Swaravali: 12 Speed: </text:span><text:span text:style-name="T6">3</text:span></text:p>
      <text:p text:style-name="P9">ṠṠND NNDP <text:s text:c="2"/>DDPM P,P, |</text:p>
      <text:p text:style-name="P9">GMPD NDPM | GMPG MGRS ||</text:p>
      <text:p text:style-name="P4"><text:soft-page-break/><text:span text:style-name="T6">Swaravali: 13</text:span><text:span text:style-name="T1"> Speed: </text:span><text:span text:style-name="T6">1</text:span></text:p>
      <text:p text:style-name="P9">S R G R | G , | G M || P M P , | D P | D , ||</text:p>
      <text:p text:style-name="P9">M P D P | D N | D P || M P D P | MG | R S ||</text:p>
      <text:p text:style-name="P9"/>
      <text:p text:style-name="P4"><text:span text:style-name="T1">Swaravali: 13 Speed: </text:span><text:span text:style-name="T6">2</text:span></text:p>
      <text:p text:style-name="P9">SR GR G, GM | PM P, | DP D, ||</text:p>
      <text:p text:style-name="P9">MP DP DN DP | MP DP | MG RS ||</text:p>
      <text:p text:style-name="P9"/>
      <text:p text:style-name="P4"><text:span text:style-name="T1">Swaravali: 13 Speed: </text:span><text:span text:style-name="T6">3</text:span></text:p>
      <text:p text:style-name="P4"><text:span text:style-name="T1">SRGR G,GM <text:s text:c="2"/>PMP, DPD, |</text:span><text:span text:style-name="T4">|</text:span></text:p>
      <text:p text:style-name="P9">MPDP DNDP | MPDP MGRS||</text:p>
      <text:p text:style-name="P9"/>
      <text:p text:style-name="P4"><text:span text:style-name="T6">Swaravali: 14</text:span><text:span text:style-name="T1"> Speed: </text:span><text:span text:style-name="T6">1</text:span></text:p>
      <text:p text:style-name="P9">S R G M | P, <text:s/>| P , || D D P , | M M | P , ||</text:p>
      <text:p text:style-name="P9">D N Ṡ , | Ṡ N | D P || Ṡ N D P | M G | R S ||</text:p>
      <text:p text:style-name="P9"/>
      <text:p text:style-name="P4"><text:span text:style-name="T1">Swaravali: 14 Speed: </text:span><text:span text:style-name="T6">2</text:span></text:p>
      <text:p text:style-name="P9">SR GM P, P, | DD P, | MM P, ||</text:p>
      <text:p text:style-name="P9">DN Ṡ, ṠN DP | ṠN DP | MG RS ||</text:p>
      <text:p text:style-name="P9"/>
      <text:p text:style-name="P4"><text:span text:style-name="T1">Swaravali: 14 Speed: </text:span><text:span text:style-name="T6">3</text:span></text:p>
      <text:p text:style-name="P9">SRGM P,P, <text:s text:c="2"/>DDP, MMP, | DNS, ṠNDP | ṠNDP MGRS ||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9402in" style:type="center"/>
          <style:tab-stop style:position="9.8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9402in" style:type="center"/>
          <style:tab-stop style:position="9.8807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f9a7" officeooo:paragraph-rsid="000bf9a7"/>
    </style:style>
    <style:style style:name="MT1" style:family="text">
      <style:text-properties officeooo:rsid="0011c994"/>
    </style:style>
    <style:page-layout style:name="Mpm1">
      <style:page-layout-properties fo:page-width="11in" fo:page-height="8.5in" style:num-format="1" style:print-orientation="landscape" fo:margin-top="0.3in" fo:margin-bottom="0.3in" fo:margin-left="0.5598in" fo:margin-right="0.5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waravali </text:span>Page <text:page-number text:select-page="current">6</text:page-number><text:s/>/ <text:page-count>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3:09:11.956667807</meta:creation-date>
    <dc:date>2021-02-23T19:51:27.341000000</dc:date>
    <meta:editing-duration>PT18H50M30S</meta:editing-duration>
    <meta:editing-cycles>7</meta:editing-cycles>
    <meta:generator>LibreOffice/7.1.0.3$Windows_X86_64 LibreOffice_project/f6099ecf3d29644b5008cc8f48f42f4a40986e4c</meta:generator>
    <dc:creator>Ajit N</dc:creator>
    <meta:document-statistic meta:table-count="0" meta:image-count="0" meta:object-count="0" meta:page-count="7" meta:paragraph-count="124" meta:word-count="1210" meta:character-count="3599" meta:non-whitespace-character-count="2480"/>
  </office:meta>
</office:document-meta>
</file>